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2.034cm" fo:min-width="6.727cm"/>
    </style:style>
    <style:style style:name="gr2" style:family="graphic" style:parent-style-name="standard">
      <style:graphic-properties draw:stroke="none" svg:stroke-color="#000000" draw:fill="none" draw:fill-color="#ffffff" fo:min-height="1.579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0.091cm" fo:min-width="0cm"/>
    </style:style>
    <style:style style:name="gr5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14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0.588cm" fo:min-width="1.427cm"/>
    </style:style>
    <style:style style:name="gr11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0.587cm" fo:min-width="2.444cm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 fo:min-height="0.588cm" fo:min-width="2.06cm"/>
    </style:style>
    <style:style style:name="gr14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7.227cm" svg:height="2.284cm" svg:x="1.481cm" svg:y="2.036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6" draw:id="id6" draw:layer="layout" svg:width="4.969cm" svg:height="1.829cm" svg:x="1.329cm" svg:y="2.136cm">
          <draw:text-box>
            <text:p><text:span text:style-name="T1">make_withdraw :=</text:span></text:p>
            <text:p><text:span text:style-name="T1">W2 :=</text:span></text:p>
            <text:p><text:span text:style-name="T1">W1 :=</text:span></text:p>
          </draw:text-box>
        </draw:frame>
        <draw:line draw:style-name="gr3" draw:text-style-name="P3" draw:layer="layout" svg:x1="3.211cm" svg:y1="2.064cm" svg:x2="3.211cm" svg:y2="1.1cm">
          <text:p/>
        </draw:line>
        <draw:custom-shape draw:style-name="gr4" draw:text-style-name="P1" xml:id="id7" draw:id="id7" draw:layer="layout" svg:width="0.481cm" svg:height="0.481cm" svg:x="4.516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0.481cm" svg:height="0.481cm" svg:x="4.998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s" svg:x1="5.479cm" svg:y1="8.745cm" svg:x2="6.45cm" svg:y2="7.835cm" draw:start-shape="id1" draw:start-glue-point="1" svg:d="M5479 8745h501l470-910" svg:viewBox="0 0 972 911">
          <text:p/>
        </draw:connector>
        <draw:line draw:style-name="gr6" draw:text-style-name="P3" draw:layer="layout" svg:x1="4.746cm" svg:y1="8.735cm" svg:x2="4.746cm" svg:y2="9.949cm">
          <text:p/>
        </draw:line>
        <draw:frame draw:style-name="gr7" draw:text-style-name="P4" draw:layer="layout" svg:width="2.54cm" svg:height="1.464cm" svg:x="1.3cm" svg:y="6.828cm">
          <draw:text-box>
            <text:p><text:span text:style-name="T2">Parameters: balance</text:span></text:p>
            <text:p><text:span text:style-name="T2">Body: ...</text:span></text:p>
          </draw:text-box>
        </draw:frame>
        <draw:custom-shape draw:style-name="gr4" draw:text-style-name="P1" draw:layer="layout" svg:width="0.481cm" svg:height="0.481cm" svg:x="10.152cm" svg:y="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0.481cm" svg:height="0.481cm" svg:x="10.635cm" svg:y="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0.383cm" svg:y1="3.285cm" svg:x2="10.383cm" svg:y2="4.499cm">
          <text:p/>
        </draw:line>
        <draw:frame draw:style-name="gr7" draw:text-style-name="P4" draw:layer="layout" svg:width="5.298cm" svg:height="1.464cm" svg:x="9.672cm" svg:y="4.42cm">
          <draw:text-box>
            <text:p><text:span text:style-name="T2">Parameters: initial_amount</text:span></text:p>
            <text:p><text:span text:style-name="T2">Body: ...</text:span></text:p>
          </draw:text-box>
        </draw:frame>
        <draw:line draw:style-name="gr8" draw:text-style-name="P3" draw:layer="layout" svg:x1="3.857cm" svg:y1="2.587cm" svg:x2="10.134cm" svg:y2="3.356cm">
          <text:p/>
        </draw:line>
        <draw:connector draw:style-name="gr9" draw:text-style-name="P3" draw:layer="layout" svg:x1="11.046cm" svg:y1="3.124cm" svg:x2="5.094cm" svg:y2="2.036cm" draw:start-shape="id2" draw:start-glue-point="11" draw:end-shape="id3" svg:d="M11046 3124v-1589h-5952v501" svg:viewBox="0 0 5953 1590">
          <text:p/>
        </draw:connector>
        <draw:custom-shape draw:style-name="gr10" draw:text-style-name="P1" draw:layer="layout" svg:width="1.927cm" svg:height="0.838cm" svg:x="4.854cm" svg:y="5.257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.444cm" svg:height="0.742cm" svg:x="3.891cm" svg:y="5.176cm">
          <draw:text-box>
            <text:p><text:span text:style-name="T2">E1</text:span></text:p>
          </draw:text-box>
        </draw:frame>
        <draw:line draw:style-name="gr3" draw:text-style-name="P3" draw:layer="layout" svg:x1="5.818cm" svg:y1="5.284cm" svg:x2="5.818cm" svg:y2="4.32cm">
          <text:p/>
        </draw:line>
        <draw:frame draw:style-name="gr7" draw:text-style-name="P4" xml:id="id5" draw:id="id5" draw:layer="layout" svg:width="2.561cm" svg:height="1.464cm" svg:x="4.728cm" svg:y="5.311cm">
          <draw:text-box>
            <text:p><text:span text:style-name="T2">initial: 100</text:span></text:p>
          </draw:text-box>
        </draw:frame>
        <draw:custom-shape draw:style-name="gr4" draw:text-style-name="P1" draw:layer="layout" svg:width="0.48cm" svg:height="0.481cm" svg:x="1.964cm" svg:y="5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0.481cm" svg:height="0.481cm" svg:x="2.446cm" svg:y="5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s" svg:x1="2.927cm" svg:y1="5.711cm" svg:x2="4.728cm" svg:y2="6.043cm" draw:start-shape="id4" draw:start-glue-point="1" draw:end-shape="id5" svg:d="M2927 5711h501l800 332h500" svg:viewBox="0 0 1802 333">
          <text:p/>
        </draw:connector>
        <draw:line draw:style-name="gr6" draw:text-style-name="P3" draw:layer="layout" svg:x1="2.194cm" svg:y1="5.702cm" svg:x2="2.194cm" svg:y2="6.916cm">
          <text:p/>
        </draw:line>
        <draw:custom-shape draw:style-name="gr12" draw:text-style-name="P1" draw:layer="layout" svg:width="2.944cm" svg:height="0.837cm" svg:x="5.916cm" svg:y="7.033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.444cm" svg:height="0.742cm" svg:x="4.953cm" svg:y="7.103cm">
          <draw:text-box>
            <text:p><text:span text:style-name="T2">E2</text:span></text:p>
          </draw:text-box>
        </draw:frame>
        <draw:line draw:style-name="gr3" draw:text-style-name="P3" draw:layer="layout" svg:x1="6.424cm" svg:y1="7.059cm" svg:x2="6.424cm" svg:y2="6.095cm">
          <text:p/>
        </draw:line>
        <draw:frame draw:style-name="gr11" draw:text-style-name="P4" draw:layer="layout" svg:width="2.89cm" svg:height="0.742cm" svg:x="6.121cm" svg:y="7.103cm">
          <draw:text-box>
            <text:p><text:span text:style-name="T2">Balance: 50</text:span></text:p>
          </draw:text-box>
        </draw:frame>
        <draw:frame draw:style-name="gr7" draw:text-style-name="P4" draw:layer="layout" svg:width="4.157cm" svg:height="1.464cm" svg:x="3.105cm" svg:y="9.923cm">
          <draw:text-box>
            <text:p><text:span text:style-name="T2">Parameters: amount</text:span></text:p>
            <text:p><text:span text:style-name="T2">Body: ...</text:span></text:p>
          </draw:text-box>
        </draw:frame>
        <draw:custom-shape draw:style-name="gr13" draw:text-style-name="P1" draw:layer="layout" svg:width="2.56cm" svg:height="0.838cm" svg:x="7.441cm" svg:y="8.808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.444cm" svg:height="0.742cm" svg:x="6.478cm" svg:y="8.878cm">
          <draw:text-box>
            <text:p><text:span text:style-name="T2">E3</text:span></text:p>
          </draw:text-box>
        </draw:frame>
        <draw:line draw:style-name="gr3" draw:text-style-name="P3" draw:layer="layout" svg:x1="8.556cm" svg:y1="8.834cm" svg:x2="8.556cm" svg:y2="7.87cm">
          <text:p/>
        </draw:line>
        <draw:frame draw:style-name="gr7" draw:text-style-name="P4" draw:layer="layout" svg:width="2.891cm" svg:height="1.464cm" svg:x="7.441cm" svg:y="8.816cm">
          <draw:text-box>
            <text:p><text:span text:style-name="T2">amount: 50</text:span></text:p>
          </draw:text-box>
        </draw:frame>
        <draw:connector draw:style-name="gr14" draw:text-style-name="P3" draw:layer="layout" draw:type="lines" draw:line-skew="1.615cm -0.971cm" svg:x1="3.813cm" svg:y1="3.965cm" svg:x2="4.757cm" svg:y2="8.505cm" draw:start-shape="id6" draw:end-shape="id7" draw:end-glue-point="4" svg:d="M3813 3965v2115l944 952v1473" svg:viewBox="0 0 945 4541">
          <text:p/>
        </draw:connector>
        <draw:connector draw:style-name="gr15" draw:text-style-name="P3" draw:layer="layout" draw:type="lines" draw:line-skew="0.171cm -2.697cm" svg:x1="1.329cm" svg:y1="3.05cm" svg:x2="4.586cm" svg:y2="8.916cm" draw:start-shape="id6" draw:start-glue-point="3" draw:end-shape="id7" draw:end-glue-point="7" svg:d="M1329 3050h-329l317 5866h3269" svg:viewBox="0 0 3587 586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3-01-07T16:30:07.625126311</dc:date>
    <meta:editing-duration>PT34M23S</meta:editing-duration>
    <meta:editing-cycles>8</meta:editing-cycles>
    <meta:generator>LibreOffice/7.0.4.2$Linux_X86_64 LibreOffice_project/00$Build-2</meta:generator>
    <meta:document-statistic meta:object-count="33"/>
  </office:meta>
</office:document-meta>
</file>